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de" svg:font-family="Cod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de" officeooo:rsid="0001b8da" officeooo:paragraph-rsid="0001b8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npx create-react-app 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de" svg:font-family="Cod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000000" style:writing-mode="lr-tb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22:28:15.941000000</meta:creation-date>
    <dc:date>2025-05-09T22:28:45.359000000</dc:date>
    <meta:editing-duration>PT30S</meta:editing-duration>
    <meta:editing-cycles>1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1" meta:word-count="3" meta:character-count="23" meta:non-whitespace-character-count="20"/>
  </office:meta>
</office:document-meta>
</file>